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db722" officeooo:paragraph-rsid="000db722"/>
    </style:style>
    <style:style style:name="P2" style:family="paragraph" style:parent-style-name="Standard">
      <style:text-properties officeooo:rsid="0065749a" officeooo:paragraph-rsid="0065749a"/>
    </style:style>
    <style:style style:name="P3" style:family="paragraph" style:parent-style-name="Standard">
      <style:text-properties officeooo:rsid="006e1e5b" officeooo:paragraph-rsid="006e1e5b"/>
    </style:style>
    <style:style style:name="P4" style:family="paragraph" style:parent-style-name="Standard">
      <style:text-properties fo:font-style="normal" style:text-underline-style="none" officeooo:rsid="006c4c89" officeooo:paragraph-rsid="006c4c89" style:font-style-asian="normal" style:font-style-complex="normal"/>
    </style:style>
    <style:style style:name="P5" style:family="paragraph" style:parent-style-name="Standard">
      <style:text-properties fo:font-style="normal" officeooo:rsid="00742ea5" officeooo:paragraph-rsid="00742ea5" style:font-style-asian="normal" style:font-style-complex="normal"/>
    </style:style>
    <style:style style:name="P6" style:family="paragraph" style:parent-style-name="Standard">
      <style:text-properties fo:font-style="normal" officeooo:rsid="00672956" officeooo:paragraph-rsid="00672956" style:font-style-asian="normal" style:font-style-complex="normal"/>
    </style:style>
    <style:style style:name="P7" style:family="paragraph" style:parent-style-name="Standard" style:list-style-name="L1">
      <style:text-properties fo:font-style="italic" officeooo:rsid="0068300c" officeooo:paragraph-rsid="0068300c" style:font-style-asian="italic" style:font-style-complex="italic"/>
    </style:style>
    <style:style style:name="P8" style:family="paragraph" style:parent-style-name="Standard" style:list-style-name="L1">
      <style:text-properties fo:font-style="italic" officeooo:rsid="00699003" officeooo:paragraph-rsid="00699003" style:font-style-asian="italic" style:font-style-complex="italic"/>
    </style:style>
    <style:style style:name="P9" style:family="paragraph" style:parent-style-name="Standard" style:list-style-name="L1">
      <style:text-properties fo:font-style="italic" officeooo:rsid="006b9593" officeooo:paragraph-rsid="006b9593" style:font-style-asian="italic" style:font-style-complex="italic"/>
    </style:style>
    <style:style style:name="P10" style:family="paragraph" style:parent-style-name="Standard" style:list-style-name="L1">
      <style:text-properties fo:font-style="italic" officeooo:rsid="006c4c89" officeooo:paragraph-rsid="006c4c89" style:font-style-asian="italic" style:font-style-complex="italic"/>
    </style:style>
    <style:style style:name="P11" style:family="paragraph" style:parent-style-name="Standard" style:list-style-name="L2">
      <style:text-properties fo:font-style="italic" officeooo:rsid="006e1e5b" officeooo:paragraph-rsid="006e1e5b" style:font-style-asian="italic" style:font-style-complex="italic"/>
    </style:style>
    <style:style style:name="P12" style:family="paragraph" style:parent-style-name="Standard" style:list-style-name="L2">
      <style:text-properties fo:font-style="italic" officeooo:rsid="0079a835" officeooo:paragraph-rsid="0079a835" style:font-style-asian="italic" style:font-style-complex="italic"/>
    </style:style>
    <style:style style:name="P13" style:family="paragraph" style:parent-style-name="Standard" style:list-style-name="L2">
      <style:text-properties fo:font-style="italic" officeooo:rsid="007ef8fe" officeooo:paragraph-rsid="007ef8fe" style:font-style-asian="italic" style:font-style-complex="italic"/>
    </style:style>
    <style:style style:name="P14" style:family="paragraph" style:parent-style-name="Standard" style:list-style-name="L2">
      <style:text-properties fo:font-style="italic" officeooo:rsid="007fcc16" officeooo:paragraph-rsid="007fcc16" style:font-style-asian="italic" style:font-style-complex="italic"/>
    </style:style>
    <style:style style:name="P15" style:family="paragraph" style:parent-style-name="Standard" style:list-style-name="L2">
      <style:text-properties fo:font-style="italic" officeooo:rsid="00806bae" officeooo:paragraph-rsid="0080fc5b" style:font-style-asian="italic" style:font-style-complex="italic"/>
    </style:style>
    <style:style style:name="P16" style:family="paragraph" style:parent-style-name="Standard" style:list-style-name="L2">
      <style:text-properties fo:font-style="italic" officeooo:rsid="0091fa1b" officeooo:paragraph-rsid="0091fa1b" style:font-style-asian="italic" style:font-style-complex="italic"/>
    </style:style>
    <style:style style:name="P17" style:family="paragraph" style:parent-style-name="Standard" style:list-style-name="L2">
      <style:text-properties fo:font-style="italic" officeooo:rsid="00942815" officeooo:paragraph-rsid="00942815" style:font-style-asian="italic" style:font-style-complex="italic"/>
    </style:style>
    <style:style style:name="P18" style:family="paragraph" style:parent-style-name="Standard" style:list-style-name="L2">
      <style:text-properties fo:font-style="italic" officeooo:rsid="0097683f" officeooo:paragraph-rsid="0097683f" style:font-style-asian="italic" style:font-style-complex="italic"/>
    </style:style>
    <style:style style:name="P19" style:family="paragraph" style:parent-style-name="Standard" style:list-style-name="L2">
      <style:text-properties fo:font-style="italic" officeooo:rsid="0099507c" officeooo:paragraph-rsid="0099507c" style:font-style-asian="italic" style:font-style-complex="italic"/>
    </style:style>
    <style:style style:name="P20" style:family="paragraph" style:parent-style-name="Standard" style:list-style-name="L2">
      <style:text-properties fo:font-style="italic" officeooo:rsid="0099dcb0" officeooo:paragraph-rsid="0099dcb0" style:font-style-asian="italic" style:font-style-complex="italic"/>
    </style:style>
    <style:style style:name="P21" style:family="paragraph" style:parent-style-name="Standard" style:list-style-name="L3">
      <style:text-properties fo:font-style="italic" officeooo:rsid="00a1d118" officeooo:paragraph-rsid="00a1d118" style:font-style-asian="italic" style:font-style-complex="italic"/>
    </style:style>
    <style:style style:name="P22" style:family="paragraph" style:parent-style-name="Standard" style:list-style-name="L3">
      <style:text-properties fo:font-style="italic" officeooo:rsid="00a2fc00" officeooo:paragraph-rsid="00a2fc00" style:font-style-asian="italic" style:font-style-complex="italic"/>
    </style:style>
    <style:style style:name="P23" style:family="paragraph" style:parent-style-name="Standard" style:list-style-name="L3">
      <style:text-properties fo:font-style="italic" officeooo:rsid="00a9dbf0" officeooo:paragraph-rsid="00a9dbf0" style:font-style-asian="italic" style:font-style-complex="italic"/>
    </style:style>
    <style:style style:name="P24" style:family="paragraph" style:parent-style-name="Standard" style:list-style-name="L3">
      <style:text-properties fo:font-style="italic" officeooo:rsid="00ae0e4d" officeooo:paragraph-rsid="00ae0e4d" style:font-style-asian="italic" style:font-style-complex="italic"/>
    </style:style>
    <style:style style:name="P25" style:family="paragraph" style:parent-style-name="Standard" style:list-style-name="L3">
      <style:text-properties fo:font-style="italic" officeooo:rsid="00ae9a4a" officeooo:paragraph-rsid="00ae9a4a" style:font-style-asian="italic" style:font-style-complex="italic"/>
    </style:style>
    <style:style style:name="P26" style:family="paragraph" style:parent-style-name="Standard" style:list-style-name="L4">
      <style:text-properties fo:font-style="italic" officeooo:rsid="00723ded" officeooo:paragraph-rsid="00723ded" style:font-style-asian="italic" style:font-style-complex="italic"/>
    </style:style>
    <style:style style:name="P27" style:family="paragraph" style:parent-style-name="Standard" style:list-style-name="L4">
      <style:text-properties fo:font-style="italic" officeooo:rsid="00a0f503" officeooo:paragraph-rsid="00a0f503" style:font-style-asian="italic" style:font-style-complex="italic"/>
    </style:style>
    <style:style style:name="P28" style:family="paragraph" style:parent-style-name="Standard" style:list-style-name="L3">
      <style:text-properties fo:font-style="italic" officeooo:rsid="00afc242" officeooo:paragraph-rsid="00afc242" style:font-style-asian="italic" style:font-style-complex="italic"/>
    </style:style>
    <style:style style:name="P29" style:family="paragraph" style:parent-style-name="Standard" style:list-style-name="L3">
      <style:text-properties fo:font-style="italic" officeooo:rsid="00b17422" officeooo:paragraph-rsid="00b17422" style:font-style-asian="italic" style:font-style-complex="italic"/>
    </style:style>
    <style:style style:name="P30" style:family="paragraph" style:parent-style-name="Standard" style:list-style-name="L3">
      <style:text-properties fo:font-style="italic" officeooo:rsid="00b1a87f" officeooo:paragraph-rsid="00b1a87f" style:font-style-asian="italic" style:font-style-complex="italic"/>
    </style:style>
    <style:style style:name="P31" style:family="paragraph" style:parent-style-name="Standard" style:list-style-name="L3">
      <style:text-properties fo:font-style="italic" officeooo:rsid="00b43d6f" officeooo:paragraph-rsid="00b43d6f" style:font-style-asian="italic" style:font-style-complex="italic"/>
    </style:style>
    <style:style style:name="P32" style:family="paragraph" style:parent-style-name="Standard" style:list-style-name="L3">
      <style:text-properties fo:font-style="italic" officeooo:rsid="00b4efaf" officeooo:paragraph-rsid="00b4efaf" style:font-style-asian="italic" style:font-style-complex="italic"/>
    </style:style>
    <style:style style:name="P33" style:family="paragraph" style:parent-style-name="Standard" style:list-style-name="L3">
      <style:text-properties fo:font-style="italic" officeooo:rsid="00b81790" officeooo:paragraph-rsid="00b81790" style:font-style-asian="italic" style:font-style-complex="italic"/>
    </style:style>
    <style:style style:name="P34" style:family="paragraph" style:parent-style-name="Standard" style:list-style-name="L3">
      <style:text-properties fo:font-style="italic" officeooo:rsid="00b90064" officeooo:paragraph-rsid="00b90064" style:font-style-asian="italic" style:font-style-complex="italic"/>
    </style:style>
    <style:style style:name="P35" style:family="paragraph" style:parent-style-name="Standard" style:list-style-name="L3">
      <style:text-properties fo:font-style="italic" officeooo:rsid="00bab5fb" officeooo:paragraph-rsid="00bab5fb" style:font-style-asian="italic" style:font-style-complex="italic"/>
    </style:style>
    <style:style style:name="P36" style:family="paragraph" style:parent-style-name="Standard" style:list-style-name="L3">
      <style:text-properties fo:font-style="italic" officeooo:rsid="00bb2170" officeooo:paragraph-rsid="00bb2170" style:font-style-asian="italic" style:font-style-complex="italic"/>
    </style:style>
    <style:style style:name="P37" style:family="paragraph" style:parent-style-name="Standard" style:list-style-name="L3">
      <style:text-properties fo:font-style="italic" officeooo:rsid="00bd089e" officeooo:paragraph-rsid="00bd089e" style:font-style-asian="italic" style:font-style-complex="italic"/>
    </style:style>
    <style:style style:name="P38" style:family="paragraph" style:parent-style-name="Standard" style:list-style-name="L5">
      <style:text-properties fo:font-style="italic" officeooo:rsid="00c99c68" officeooo:paragraph-rsid="00c99c68" style:font-style-asian="italic" style:font-style-complex="italic"/>
    </style:style>
    <style:style style:name="P39" style:family="paragraph" style:parent-style-name="Standard" style:list-style-name="L5">
      <style:text-properties fo:font-style="italic" officeooo:rsid="00cc0fc8" officeooo:paragraph-rsid="00cc0fc8" style:font-style-asian="italic" style:font-style-complex="italic"/>
    </style:style>
    <style:style style:name="P40" style:family="paragraph" style:parent-style-name="Standard" style:list-style-name="L5">
      <style:text-properties fo:font-style="italic" officeooo:rsid="00cd17ad" officeooo:paragraph-rsid="00cd17ad" style:font-style-asian="italic" style:font-style-complex="italic"/>
    </style:style>
    <style:style style:name="P41" style:family="paragraph" style:parent-style-name="Standard" style:list-style-name="L5">
      <style:text-properties fo:font-style="italic" officeooo:rsid="00cd62d6" officeooo:paragraph-rsid="00cd62d6" style:font-style-asian="italic" style:font-style-complex="italic"/>
    </style:style>
    <style:style style:name="P42" style:family="paragraph" style:parent-style-name="Standard" style:list-style-name="L5">
      <style:text-properties fo:font-style="italic" officeooo:rsid="00cdcda6" officeooo:paragraph-rsid="00cdcda6" style:font-style-asian="italic" style:font-style-complex="italic"/>
    </style:style>
    <style:style style:name="P43" style:family="paragraph" style:parent-style-name="Standard" style:list-style-name="L5">
      <style:text-properties fo:font-style="italic" officeooo:rsid="00cf47c2" officeooo:paragraph-rsid="00cf47c2" style:font-style-asian="italic" style:font-style-complex="italic"/>
    </style:style>
    <style:style style:name="P44" style:family="paragraph" style:parent-style-name="Standard" style:list-style-name="L5">
      <style:text-properties fo:font-style="italic" officeooo:rsid="00d0a582" officeooo:paragraph-rsid="00d0a582" style:font-style-asian="italic" style:font-style-complex="italic"/>
    </style:style>
    <style:style style:name="P45" style:family="paragraph" style:parent-style-name="Standard" style:list-style-name="L5">
      <style:text-properties fo:font-style="italic" officeooo:rsid="00d28be4" officeooo:paragraph-rsid="00d28be4" style:font-style-asian="italic" style:font-style-complex="italic"/>
    </style:style>
    <style:style style:name="P46" style:family="paragraph" style:parent-style-name="Standard" style:list-style-name="L5">
      <style:text-properties fo:font-style="italic" officeooo:rsid="00d3e2ac" officeooo:paragraph-rsid="00d3e2ac" style:font-style-asian="italic" style:font-style-complex="italic"/>
    </style:style>
    <style:style style:name="P47" style:family="paragraph" style:parent-style-name="Standard" style:list-style-name="L5">
      <style:text-properties fo:font-style="italic" officeooo:rsid="00d45794" officeooo:paragraph-rsid="00d45794" style:font-style-asian="italic" style:font-style-complex="italic"/>
    </style:style>
    <style:style style:name="P48" style:family="paragraph" style:parent-style-name="Standard" style:list-style-name="L5">
      <style:text-properties fo:font-style="italic" officeooo:rsid="00d56993" officeooo:paragraph-rsid="00d56993" style:font-style-asian="italic" style:font-style-complex="italic"/>
    </style:style>
    <style:style style:name="P49" style:family="paragraph" style:parent-style-name="Standard" style:list-style-name="L5">
      <style:text-properties fo:font-style="italic" officeooo:rsid="00d58f82" officeooo:paragraph-rsid="00d58f82" style:font-style-asian="italic" style:font-style-complex="italic"/>
    </style:style>
    <style:style style:name="P50" style:family="paragraph" style:parent-style-name="Standard" style:list-style-name="L5">
      <style:text-properties fo:font-style="italic" officeooo:rsid="00d59dbf" officeooo:paragraph-rsid="00d59dbf" style:font-style-asian="italic" style:font-style-complex="italic"/>
    </style:style>
    <style:style style:name="P51" style:family="paragraph" style:parent-style-name="Standard" style:list-style-name="L5">
      <style:text-properties fo:font-style="italic" officeooo:rsid="00d794fd" officeooo:paragraph-rsid="00d794fd" style:font-style-asian="italic" style:font-style-complex="italic"/>
    </style:style>
    <style:style style:name="P52" style:family="paragraph" style:parent-style-name="Standard" style:list-style-name="L5">
      <style:text-properties fo:font-style="italic" officeooo:rsid="00db6b8a" officeooo:paragraph-rsid="00db6b8a" style:font-style-asian="italic" style:font-style-complex="italic"/>
    </style:style>
    <style:style style:name="P53" style:family="paragraph" style:parent-style-name="Standard" style:list-style-name="L5">
      <style:text-properties fo:font-style="italic" officeooo:rsid="00dd6645" officeooo:paragraph-rsid="00dd6645" style:font-style-asian="italic" style:font-style-complex="italic"/>
    </style:style>
    <style:style style:name="P54" style:family="paragraph" style:parent-style-name="Standard" style:list-style-name="L5">
      <style:text-properties fo:font-style="italic" officeooo:rsid="00dfae97" officeooo:paragraph-rsid="00dfae97" style:font-style-asian="italic" style:font-style-complex="italic"/>
    </style:style>
    <style:style style:name="P55" style:family="paragraph" style:parent-style-name="Standard" style:list-style-name="L5">
      <style:text-properties fo:font-style="italic" officeooo:rsid="00e2a853" officeooo:paragraph-rsid="00e2a853" style:font-style-asian="italic" style:font-style-complex="italic"/>
    </style:style>
    <style:style style:name="P56" style:family="paragraph" style:parent-style-name="Standard" style:list-style-name="L5">
      <style:text-properties fo:font-style="italic" officeooo:rsid="00e3c5e0" officeooo:paragraph-rsid="00e3c5e0" style:font-style-asian="italic" style:font-style-complex="italic"/>
    </style:style>
    <style:style style:name="P57" style:family="paragraph" style:parent-style-name="Standard" style:list-style-name="L5">
      <style:text-properties fo:font-style="italic" officeooo:rsid="00e4befe" officeooo:paragraph-rsid="00e4befe" style:font-style-asian="italic" style:font-style-complex="italic"/>
    </style:style>
    <style:style style:name="P58" style:family="paragraph" style:parent-style-name="Standard" style:list-style-name="L5">
      <style:text-properties fo:font-style="italic" officeooo:rsid="00e5d66f" officeooo:paragraph-rsid="00e5d66f" style:font-style-asian="italic" style:font-style-complex="italic"/>
    </style:style>
    <style:style style:name="P59" style:family="paragraph" style:parent-style-name="Standard" style:list-style-name="L5">
      <style:text-properties fo:font-style="italic" officeooo:rsid="00e75425" officeooo:paragraph-rsid="00e75425" style:font-style-asian="italic" style:font-style-complex="italic"/>
    </style:style>
    <style:style style:name="P60" style:family="paragraph" style:parent-style-name="Standard" style:list-style-name="L1">
      <style:text-properties fo:font-style="italic" style:text-underline-style="none" officeooo:rsid="006c4c89" officeooo:paragraph-rsid="006c4c89" style:font-style-asian="italic" style:font-style-complex="italic"/>
    </style:style>
    <style:style style:name="P61" style:family="paragraph" style:parent-style-name="Standard" style:list-style-name="L1">
      <style:text-properties fo:font-style="italic" style:text-underline-style="none" officeooo:rsid="0087be80" officeooo:paragraph-rsid="0087be80" style:font-style-asian="italic" style:font-style-complex="italic"/>
    </style:style>
    <style:style style:name="P62" style:family="paragraph" style:parent-style-name="Standard" style:list-style-name="L1">
      <style:text-properties fo:font-style="italic" style:text-underline-style="none" officeooo:rsid="009e3b72" officeooo:paragraph-rsid="009e3b72" style:font-style-asian="italic" style:font-style-complex="italic"/>
    </style:style>
    <style:style style:name="P63" style:family="paragraph" style:parent-style-name="Standard" style:list-style-name="L1">
      <style:text-properties fo:font-style="italic" style:text-underline-style="none" officeooo:rsid="009fda00" officeooo:paragraph-rsid="009fda00" style:font-style-asian="italic" style:font-style-complex="italic"/>
    </style:style>
    <style:style style:name="P64" style:family="paragraph" style:parent-style-name="Standard" style:list-style-name="L1">
      <style:text-properties fo:font-style="italic" style:text-underline-style="none" officeooo:rsid="00bd3b2b" officeooo:paragraph-rsid="00bd3b2b" style:font-style-asian="italic" style:font-style-complex="italic"/>
    </style:style>
    <style:style style:name="P65" style:family="paragraph" style:parent-style-name="Standard" style:list-style-name="L1">
      <style:text-properties fo:font-style="italic" style:text-underline-style="none" officeooo:rsid="00bf3f39" officeooo:paragraph-rsid="00bf3f39" style:font-style-asian="italic" style:font-style-complex="italic"/>
    </style:style>
    <style:style style:name="P66" style:family="paragraph" style:parent-style-name="Standard" style:list-style-name="L1">
      <style:text-properties fo:font-style="italic" style:text-underline-style="none" officeooo:rsid="00c21b17" officeooo:paragraph-rsid="00c21b17" style:font-style-asian="italic" style:font-style-complex="italic"/>
    </style:style>
    <style:style style:name="P67" style:family="paragraph" style:parent-style-name="Standard" style:list-style-name="L1">
      <style:text-properties fo:font-style="italic" style:text-underline-style="none" officeooo:rsid="00c4a955" officeooo:paragraph-rsid="00c4a955" style:font-style-asian="italic" style:font-style-complex="italic"/>
    </style:style>
    <style:style style:name="P68" style:family="paragraph" style:parent-style-name="Standard" style:list-style-name="L2">
      <style:text-properties fo:font-style="normal" officeooo:rsid="006f6191" officeooo:paragraph-rsid="006f6191" style:font-style-asian="normal" style:font-style-complex="normal"/>
    </style:style>
    <style:style style:name="P69" style:family="paragraph" style:parent-style-name="Standard" style:list-style-name="L2">
      <style:text-properties fo:font-style="normal" officeooo:rsid="006f9252" officeooo:paragraph-rsid="006f9252" style:font-style-asian="normal" style:font-style-complex="normal"/>
    </style:style>
    <style:style style:name="P70" style:family="paragraph" style:parent-style-name="Standard" style:list-style-name="L2">
      <style:text-properties fo:font-style="normal" officeooo:rsid="007043e2" officeooo:paragraph-rsid="007043e2" style:font-style-asian="normal" style:font-style-complex="normal"/>
    </style:style>
    <style:style style:name="P71" style:family="paragraph" style:parent-style-name="Standard" style:list-style-name="L2">
      <style:text-properties fo:font-style="normal" officeooo:rsid="00714f11" officeooo:paragraph-rsid="00714f11" style:font-style-asian="normal" style:font-style-complex="normal"/>
    </style:style>
    <style:style style:name="P72" style:family="paragraph" style:parent-style-name="Standard" style:list-style-name="L2">
      <style:text-properties fo:font-style="normal" officeooo:rsid="0071ef1b" officeooo:paragraph-rsid="0071ef1b" style:font-style-asian="normal" style:font-style-complex="normal"/>
    </style:style>
    <style:style style:name="P73" style:family="paragraph" style:parent-style-name="Standard" style:list-style-name="L2">
      <style:text-properties fo:font-style="normal" officeooo:rsid="00742ea5" officeooo:paragraph-rsid="00742ea5" style:font-style-asian="normal" style:font-style-complex="normal"/>
    </style:style>
    <style:style style:name="P74" style:family="paragraph" style:parent-style-name="Standard" style:list-style-name="L2">
      <style:text-properties fo:font-style="normal" officeooo:rsid="0074be19" officeooo:paragraph-rsid="0074be19" style:font-style-asian="normal" style:font-style-complex="normal"/>
    </style:style>
    <style:style style:name="P75" style:family="paragraph" style:parent-style-name="Standard" style:list-style-name="L2">
      <style:text-properties fo:font-style="normal" officeooo:rsid="00762dc2" officeooo:paragraph-rsid="00762dc2" style:font-style-asian="normal" style:font-style-complex="normal"/>
    </style:style>
    <style:style style:name="P76" style:family="paragraph" style:parent-style-name="Standard" style:list-style-name="L2">
      <style:text-properties fo:font-style="normal" officeooo:rsid="0077ac5a" officeooo:paragraph-rsid="0077ac5a" style:font-style-asian="normal" style:font-style-complex="normal"/>
    </style:style>
    <style:style style:name="P77" style:family="paragraph" style:parent-style-name="Standard" style:list-style-name="L2">
      <style:text-properties fo:font-style="normal" officeooo:rsid="0079ce79" officeooo:paragraph-rsid="0079ce79" style:font-style-asian="normal" style:font-style-complex="normal"/>
    </style:style>
    <style:style style:name="P78" style:family="paragraph" style:parent-style-name="Standard" style:list-style-name="L2">
      <style:text-properties fo:font-style="normal" officeooo:rsid="007ba2e1" officeooo:paragraph-rsid="007ba2e1" style:font-style-asian="normal" style:font-style-complex="normal"/>
    </style:style>
    <style:style style:name="P79" style:family="paragraph" style:parent-style-name="Standard" style:list-style-name="L2">
      <style:text-properties fo:font-style="normal" officeooo:rsid="007e40d7" officeooo:paragraph-rsid="007e40d7" style:font-style-asian="normal" style:font-style-complex="normal"/>
    </style:style>
    <style:style style:name="P80" style:family="paragraph" style:parent-style-name="Standard" style:list-style-name="L2">
      <style:text-properties fo:font-style="normal" officeooo:rsid="007fcc16" officeooo:paragraph-rsid="007fcc16" style:font-style-asian="normal" style:font-style-complex="normal"/>
    </style:style>
    <style:style style:name="P81" style:family="paragraph" style:parent-style-name="Standard" style:list-style-name="L2">
      <style:text-properties fo:font-style="normal" officeooo:rsid="0080fc5b" officeooo:paragraph-rsid="0080fc5b" style:font-style-asian="normal" style:font-style-complex="normal"/>
    </style:style>
    <style:style style:name="P82" style:family="paragraph" style:parent-style-name="Standard" style:list-style-name="L2">
      <style:text-properties fo:font-style="normal" officeooo:rsid="0084d067" officeooo:paragraph-rsid="0084d067" style:font-style-asian="normal" style:font-style-complex="normal"/>
    </style:style>
    <style:style style:name="P83" style:family="paragraph" style:parent-style-name="Standard" style:list-style-name="L2">
      <style:text-properties fo:font-style="normal" officeooo:rsid="0087be80" officeooo:paragraph-rsid="0087be80" style:font-style-asian="normal" style:font-style-complex="normal"/>
    </style:style>
    <style:style style:name="P84" style:family="paragraph" style:parent-style-name="Standard" style:list-style-name="L2">
      <style:text-properties fo:font-style="normal" officeooo:rsid="0088d4f9" officeooo:paragraph-rsid="0088d4f9" style:font-style-asian="normal" style:font-style-complex="normal"/>
    </style:style>
    <style:style style:name="P85" style:family="paragraph" style:parent-style-name="Standard" style:list-style-name="L2">
      <style:text-properties fo:font-style="normal" officeooo:rsid="008abf77" officeooo:paragraph-rsid="008abf77" style:font-style-asian="normal" style:font-style-complex="normal"/>
    </style:style>
    <style:style style:name="P86" style:family="paragraph" style:parent-style-name="Standard" style:list-style-name="L2">
      <style:text-properties fo:font-style="normal" officeooo:rsid="008c0052" officeooo:paragraph-rsid="008c0052" style:font-style-asian="normal" style:font-style-complex="normal"/>
    </style:style>
    <style:style style:name="P87" style:family="paragraph" style:parent-style-name="Standard" style:list-style-name="L2">
      <style:text-properties fo:font-style="normal" officeooo:rsid="008c61dc" officeooo:paragraph-rsid="008c61dc" style:font-style-asian="normal" style:font-style-complex="normal"/>
    </style:style>
    <style:style style:name="P88" style:family="paragraph" style:parent-style-name="Standard" style:list-style-name="L2">
      <style:text-properties fo:font-style="normal" officeooo:rsid="008e45d8" officeooo:paragraph-rsid="008e45d8" style:font-style-asian="normal" style:font-style-complex="normal"/>
    </style:style>
    <style:style style:name="P89" style:family="paragraph" style:parent-style-name="Standard" style:list-style-name="L2">
      <style:text-properties fo:font-style="normal" officeooo:rsid="00903da2" officeooo:paragraph-rsid="00903da2" style:font-style-asian="normal" style:font-style-complex="normal"/>
    </style:style>
    <style:style style:name="P90" style:family="paragraph" style:parent-style-name="Standard" style:list-style-name="L2">
      <style:text-properties fo:font-style="normal" officeooo:rsid="0090f36b" officeooo:paragraph-rsid="0090f36b" style:font-style-asian="normal" style:font-style-complex="normal"/>
    </style:style>
    <style:style style:name="P91" style:family="paragraph" style:parent-style-name="Standard" style:list-style-name="L2">
      <style:text-properties fo:font-style="normal" officeooo:rsid="0095bc0b" officeooo:paragraph-rsid="0095bc0b" style:font-style-asian="normal" style:font-style-complex="normal"/>
    </style:style>
    <style:style style:name="P92" style:family="paragraph" style:parent-style-name="Standard" style:list-style-name="L2">
      <style:text-properties fo:font-style="normal" officeooo:rsid="0097683f" officeooo:paragraph-rsid="0097683f" style:font-style-asian="normal" style:font-style-complex="normal"/>
    </style:style>
    <style:style style:name="P93" style:family="paragraph" style:parent-style-name="Standard" style:list-style-name="L2">
      <style:text-properties fo:font-style="normal" officeooo:rsid="0099dcb0" officeooo:paragraph-rsid="0099dcb0" style:font-style-asian="normal" style:font-style-complex="normal"/>
    </style:style>
    <style:style style:name="P94" style:family="paragraph" style:parent-style-name="Standard" style:list-style-name="L2">
      <style:text-properties fo:font-style="normal" officeooo:rsid="009a69d9" officeooo:paragraph-rsid="009a69d9" style:font-style-asian="normal" style:font-style-complex="normal"/>
    </style:style>
    <style:style style:name="P95" style:family="paragraph" style:parent-style-name="Standard" style:list-style-name="L2">
      <style:text-properties fo:font-style="normal" officeooo:rsid="009c0d7f" officeooo:paragraph-rsid="009c0d7f" style:font-style-asian="normal" style:font-style-complex="normal"/>
    </style:style>
    <style:style style:name="P96" style:family="paragraph" style:parent-style-name="Standard">
      <style:text-properties fo:font-style="normal" officeooo:rsid="009c0d7f" officeooo:paragraph-rsid="009c0d7f" style:font-style-asian="normal" style:font-style-complex="normal"/>
    </style:style>
    <style:style style:name="P97" style:family="paragraph" style:parent-style-name="Standard">
      <style:text-properties fo:font-style="normal" officeooo:rsid="00a16e6d" officeooo:paragraph-rsid="00a16e6d" style:font-style-asian="normal" style:font-style-complex="normal"/>
    </style:style>
    <style:style style:name="P98" style:family="paragraph" style:parent-style-name="Standard" style:list-style-name="L3">
      <style:text-properties fo:font-style="normal" officeooo:rsid="00a2fc00" officeooo:paragraph-rsid="00a2fc00" style:font-style-asian="normal" style:font-style-complex="normal"/>
    </style:style>
    <style:style style:name="P99" style:family="paragraph" style:parent-style-name="Standard" style:list-style-name="L3">
      <style:text-properties fo:font-style="normal" officeooo:rsid="00a3f828" officeooo:paragraph-rsid="00a3f828" style:font-style-asian="normal" style:font-style-complex="normal"/>
    </style:style>
    <style:style style:name="P100" style:family="paragraph" style:parent-style-name="Standard" style:list-style-name="L3">
      <style:text-properties fo:font-style="normal" officeooo:rsid="00a568cd" officeooo:paragraph-rsid="00a568cd" style:font-style-asian="normal" style:font-style-complex="normal"/>
    </style:style>
    <style:style style:name="P101" style:family="paragraph" style:parent-style-name="Standard" style:list-style-name="L3">
      <style:text-properties fo:font-style="normal" officeooo:rsid="00a680ff" officeooo:paragraph-rsid="00a680ff" style:font-style-asian="normal" style:font-style-complex="normal"/>
    </style:style>
    <style:style style:name="P102" style:family="paragraph" style:parent-style-name="Standard" style:list-style-name="L3">
      <style:text-properties fo:font-style="normal" officeooo:rsid="00a9dbfc" officeooo:paragraph-rsid="00a9dbfc" style:font-style-asian="normal" style:font-style-complex="normal"/>
    </style:style>
    <style:style style:name="P103" style:family="paragraph" style:parent-style-name="Standard" style:list-style-name="L3">
      <style:text-properties fo:font-style="normal" officeooo:rsid="00abca84" officeooo:paragraph-rsid="00abca84" style:font-style-asian="normal" style:font-style-complex="normal"/>
    </style:style>
    <style:style style:name="P104" style:family="paragraph" style:parent-style-name="Standard" style:list-style-name="L3">
      <style:text-properties fo:font-style="normal" officeooo:rsid="00ace0d0" officeooo:paragraph-rsid="00ace0d0" style:font-style-asian="normal" style:font-style-complex="normal"/>
    </style:style>
    <style:style style:name="P105" style:family="paragraph" style:parent-style-name="Standard" style:list-style-name="L3">
      <style:text-properties fo:font-style="normal" officeooo:rsid="00ae0e4d" officeooo:paragraph-rsid="00ae0e4d" style:font-style-asian="normal" style:font-style-complex="normal"/>
    </style:style>
    <style:style style:name="P106" style:family="paragraph" style:parent-style-name="Standard" style:list-style-name="L3">
      <style:text-properties fo:font-style="normal" officeooo:rsid="00ae92ec" officeooo:paragraph-rsid="00ae92ec" style:font-style-asian="normal" style:font-style-complex="normal"/>
    </style:style>
    <style:style style:name="P107" style:family="paragraph" style:parent-style-name="Standard" style:list-style-name="L3">
      <style:text-properties fo:font-style="normal" officeooo:rsid="00ae9a4a" officeooo:paragraph-rsid="00ae9a4a" style:font-style-asian="normal" style:font-style-complex="normal"/>
    </style:style>
    <style:style style:name="P108" style:family="paragraph" style:parent-style-name="Standard" style:list-style-name="L4">
      <style:text-properties fo:font-style="normal" officeooo:rsid="00723ded" officeooo:paragraph-rsid="00723ded" style:font-style-asian="normal" style:font-style-complex="normal"/>
    </style:style>
    <style:style style:name="P109" style:family="paragraph" style:parent-style-name="Standard">
      <style:text-properties fo:font-style="normal" officeooo:rsid="00a0f503" officeooo:paragraph-rsid="00a0f503" style:font-style-asian="normal" style:font-style-complex="normal"/>
    </style:style>
    <style:style style:name="P110" style:family="paragraph" style:parent-style-name="Standard">
      <style:text-properties fo:font-style="normal" officeooo:rsid="00672956" officeooo:paragraph-rsid="00bab5fb" style:font-style-asian="normal" style:font-style-complex="normal"/>
    </style:style>
    <style:style style:name="P111" style:family="paragraph" style:parent-style-name="Standard">
      <style:text-properties fo:font-style="normal" officeooo:rsid="00c67741" officeooo:paragraph-rsid="00c67741" style:font-style-asian="normal" style:font-style-complex="normal"/>
    </style:style>
    <style:style style:name="P112" style:family="paragraph" style:parent-style-name="Standard" style:list-style-name="L5">
      <style:text-properties fo:font-style="normal" officeooo:rsid="00c830df" officeooo:paragraph-rsid="00c830df" style:font-style-asian="normal" style:font-style-complex="normal"/>
    </style:style>
    <style:style style:name="T1" style:family="text">
      <style:text-properties fo:font-style="normal" style:font-style-asian="normal" style:font-style-complex="normal"/>
    </style:style>
    <style:style style:name="T2" style:family="text">
      <style:text-properties fo:font-style="normal" officeooo:rsid="00672956" style:font-style-asian="normal" style:font-style-complex="normal"/>
    </style:style>
    <style:style style:name="T3" style:family="text">
      <style:text-properties fo:font-style="normal" officeooo:rsid="006a12ca" style:font-style-asian="normal" style:font-style-complex="normal"/>
    </style:style>
    <style:style style:name="T4" style:family="text">
      <style:text-properties fo:font-style="normal" officeooo:rsid="0079ce79" style:font-style-asian="normal" style:font-style-complex="normal"/>
    </style:style>
    <style:style style:name="T5" style:family="text">
      <style:text-properties fo:font-style="normal" officeooo:rsid="007fcc16" style:font-style-asian="normal" style:font-style-complex="normal"/>
    </style:style>
    <style:style style:name="T6" style:family="text">
      <style:text-properties fo:font-style="normal" officeooo:rsid="00806bae" style:font-style-asian="normal" style:font-style-complex="normal"/>
    </style:style>
    <style:style style:name="T7" style:family="text">
      <style:text-properties fo:font-style="normal" officeooo:rsid="0080fc5b" style:font-style-asian="normal" style:font-style-complex="normal"/>
    </style:style>
    <style:style style:name="T8" style:family="text">
      <style:text-properties fo:font-style="normal" officeooo:rsid="008166f4" style:font-style-asian="normal" style:font-style-complex="normal"/>
    </style:style>
    <style:style style:name="T9" style:family="text">
      <style:text-properties fo:font-style="normal" officeooo:rsid="00924e2e" style:font-style-asian="normal" style:font-style-complex="normal"/>
    </style:style>
    <style:style style:name="T10" style:family="text">
      <style:text-properties fo:font-style="normal" officeooo:rsid="0095bc0b" style:font-style-asian="normal" style:font-style-complex="normal"/>
    </style:style>
    <style:style style:name="T11" style:family="text">
      <style:text-properties fo:font-style="normal" officeooo:rsid="00978196" style:font-style-asian="normal" style:font-style-complex="normal"/>
    </style:style>
    <style:style style:name="T12" style:family="text">
      <style:text-properties fo:font-style="normal" officeooo:rsid="009fda00" style:font-style-asian="normal" style:font-style-complex="normal"/>
    </style:style>
    <style:style style:name="T13" style:family="text">
      <style:text-properties fo:font-style="normal" officeooo:rsid="00a3f828" style:font-style-asian="normal" style:font-style-complex="normal"/>
    </style:style>
    <style:style style:name="T14" style:family="text">
      <style:text-properties fo:font-style="normal" officeooo:rsid="00b0a0d5" style:font-style-asian="normal" style:font-style-complex="normal"/>
    </style:style>
    <style:style style:name="T15" style:family="text">
      <style:text-properties fo:font-style="normal" officeooo:rsid="00b30495" style:font-style-asian="normal" style:font-style-complex="normal"/>
    </style:style>
    <style:style style:name="T16" style:family="text">
      <style:text-properties fo:font-style="normal" officeooo:rsid="00b63bbf" style:font-style-asian="normal" style:font-style-complex="normal"/>
    </style:style>
    <style:style style:name="T17" style:family="text">
      <style:text-properties fo:font-style="normal" officeooo:rsid="00ba9c5a" style:font-style-asian="normal" style:font-style-complex="normal"/>
    </style:style>
    <style:style style:name="T18" style:family="text">
      <style:text-properties fo:font-style="normal" officeooo:rsid="00bb2170" style:font-style-asian="normal" style:font-style-complex="normal"/>
    </style:style>
    <style:style style:name="T19" style:family="text">
      <style:text-properties fo:font-style="normal" officeooo:rsid="00bef150" style:font-style-asian="normal" style:font-style-complex="normal"/>
    </style:style>
    <style:style style:name="T20" style:family="text">
      <style:text-properties fo:font-style="normal" officeooo:rsid="00c0a7a2" style:font-style-asian="normal" style:font-style-complex="normal"/>
    </style:style>
    <style:style style:name="T21" style:family="text">
      <style:text-properties fo:font-style="normal" officeooo:rsid="00c2d66e" style:font-style-asian="normal" style:font-style-complex="normal"/>
    </style:style>
    <style:style style:name="T22" style:family="text">
      <style:text-properties fo:font-style="normal" officeooo:rsid="00c4d7f9" style:font-style-asian="normal" style:font-style-complex="normal"/>
    </style:style>
    <style:style style:name="T23" style:family="text">
      <style:text-properties fo:font-style="normal" officeooo:rsid="00c67741" style:font-style-asian="normal" style:font-style-complex="normal"/>
    </style:style>
    <style:style style:name="T24" style:family="text">
      <style:text-properties fo:font-style="normal" officeooo:rsid="00ca1fe9" style:font-style-asian="normal" style:font-style-complex="normal"/>
    </style:style>
    <style:style style:name="T25" style:family="text">
      <style:text-properties fo:font-style="normal" officeooo:rsid="00ca8adf" style:font-style-asian="normal" style:font-style-complex="normal"/>
    </style:style>
    <style:style style:name="T26" style:family="text">
      <style:text-properties fo:font-style="normal" officeooo:rsid="00cd17ad" style:font-style-asian="normal" style:font-style-complex="normal"/>
    </style:style>
    <style:style style:name="T27" style:family="text">
      <style:text-properties fo:font-style="normal" officeooo:rsid="00d28be4" style:font-style-asian="normal" style:font-style-complex="normal"/>
    </style:style>
    <style:style style:name="T28" style:family="text">
      <style:text-properties fo:font-style="normal" officeooo:rsid="00d3e2ac" style:font-style-asian="normal" style:font-style-complex="normal"/>
    </style:style>
    <style:style style:name="T29" style:family="text">
      <style:text-properties fo:font-style="normal" officeooo:rsid="00d79086" style:font-style-asian="normal" style:font-style-complex="normal"/>
    </style:style>
    <style:style style:name="T30" style:family="text">
      <style:text-properties fo:font-style="normal" officeooo:rsid="00dc3464" style:font-style-asian="normal" style:font-style-complex="normal"/>
    </style:style>
    <style:style style:name="T31" style:family="text">
      <style:text-properties fo:font-style="normal" officeooo:rsid="00dd6645" style:font-style-asian="normal" style:font-style-complex="normal"/>
    </style:style>
    <style:style style:name="T32" style:family="text">
      <style:text-properties fo:font-style="normal" officeooo:rsid="00ddfe98" style:font-style-asian="normal" style:font-style-complex="normal"/>
    </style:style>
    <style:style style:name="T33" style:family="text">
      <style:text-properties fo:font-style="normal" style:text-underline-style="none" style:font-style-asian="normal" style:font-style-complex="normal"/>
    </style:style>
    <style:style style:name="T34" style:family="text">
      <style:text-properties style:text-underline-style="none"/>
    </style:style>
    <style:style style:name="T35" style:family="text">
      <style:text-properties officeooo:rsid="0087be80"/>
    </style:style>
    <style:style style:name="T36" style:family="text">
      <style:text-properties officeooo:rsid="00b0a260"/>
    </style:style>
    <style:style style:name="T37" style:family="text">
      <style:text-properties officeooo:rsid="00c0a7a2"/>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2 - Understanding Identity and Access Management</text:p>
      <text:p text:style-name="P1">Definitions</text:p>
      <text:list xml:id="list4076828901" text:style-name="L1">
        <text:list-item>
          <text:p text:style-name="P7">identification - <text:span text:style-name="T1">occurs when users claim (or profess) their identity with identifiers such as a username or email address</text:span></text:p>
        </text:list-item>
        <text:list-item>
          <text:p text:style-name="P8">authentication - <text:span text:style-name="T3">users prove their identity using authentication, which is typically some sort of password</text:span></text:p>
        </text:list-item>
        <text:list-item>
          <text:p text:style-name="P9">Authentication, Authorization and Accounting (AAA) - <text:span text:style-name="T1">work with identification to provide a comprehensive access management system</text:span></text:p>
        </text:list-item>
        <text:list-item>
          <text:p text:style-name="P10">authorization <text:span text:style-name="T1">- </text:span><text:span text:style-name="T33">when a a user proves their identity through identification and authentication, they are authorized to access resources based on their identity</text:span></text:p>
        </text:list-item>
        <text:list-item>
          <text:p text:style-name="P10"><text:span text:style-name="T34">accounting - </text:span><text:span text:style-name="T33">accounting methods track user activity and record the activity in logs. ex...audit logs track activity and admins use these logs to create an audit trail.</text:span></text:p>
        </text:list-item>
        <text:list-item>
          <text:p text:style-name="P60">audit trail - <text:span text:style-name="T1">allows security professionals to re-create the events that preceded a security incident.</text:span></text:p>
        </text:list-item>
        <text:list-item>
          <text:p text:style-name="P61">token (or key fob) - <text:span text:style-name="T1">electronic device about the size of a remote key for a car. Includes an LCD that displays a number and changes periodically. </text:span></text:p>
        </text:list-item>
        <text:list-item>
          <text:p text:style-name="P62">dual-factor authentication (also called two-factor authentication) -<text:span text:style-name="T12">uses two different factors of authentication. </text:span></text:p>
        </text:list-item>
        <text:list-item>
          <text:p text:style-name="P63">multi-factor authentication - <text:span text:style-name="T1">uses 2 or more different factors of authentication</text:span></text:p>
        </text:list-item>
        <text:list-item>
          <text:p text:style-name="P64">federation - <text:span text:style-name="T1">requires a federated identity management system that all members of the federation use. Members of a federation agree on a standard for federated identities, then exchange information based on the standard.</text:span><text:span text:style-name="T19"> A federation links a user’s credentials from different networks or operating systems, but treats it as one identity. </text:span></text:p>
        </text:list-item>
        <text:list-item>
          <text:p text:style-name="P65">shibboleth <text:span text:style-name="T37">- </text:span><text:span text:style-name="T20">an example of one of a federated identity solution. shibboleth is open source, and includes open SAML libraries written in C++ and Java, making it easier to expands it’s usefulness. </text:span></text:p>
        </text:list-item>
        <text:list-item>
          <text:p text:style-name="P66">OAuth - <text:span text:style-name="T1">open standard for authorization many companies use to provide secure access to protected resources. </text:span><text:span text:style-name="T21">Instead of having to create and use a different account for several web sites, you can often use the same account that you’ve created with Google, Facebook, PayPal, microsoft or twitter. </text:span></text:p>
        </text:list-item>
        <text:list-item>
          <text:p text:style-name="P67">OpenID Connect - <text:span text:style-name="T1">works with OAuth 2.0 </text:span><text:span text:style-name="T22">and allows clients to verify the identity of end users without managing their credentials. </text:span></text:p>
        </text:list-item>
      </text:list>
      <text:p text:style-name="P4"/>
      <text:p text:style-name="P4"/>
      <text:p text:style-name="P3"><text:span text:style-name="T2">A</text:span><text:span text:style-name="T1">uthentication Factors</text:span></text:p>
      <text:list xml:id="list2952578119" text:style-name="L2">
        <text:list-item>
          <text:p text:style-name="P11">something you know- <text:span text:style-name="T1">such as a password or PIN</text:span></text:p>
          <text:list>
            <text:list-item>
              <text:p text:style-name="P68">typically considered a “shared” secret</text:p>
            </text:list-item>
            <text:list-item>
              <text:p text:style-name="P68">Password Complexity</text:p>
              <text:list>
                <text:list-item>
                  <text:p text:style-name="P68">a complex password uses multiple character types, and a set length.</text:p>
                </text:list-item>
                <text:list-item>
                  <text:p text:style-name="P68">as of Jan 16, microsoft listed best practice as at least 14 characters</text:p>
                </text:list-item>
                <text:list-item>
                  <text:p text:style-name="P69">key space - calculated using the # of characters possible and the length of the password</text:p>
                  <text:list>
                    <text:list-item>
                      <text:p text:style-name="P69">C ^ n</text:p>
                      <text:list>
                        <text:list-item>
                          <text:p text:style-name="P69">C= number of possible characters (only lowercase is 26 characters)</text:p>
                        </text:list-item>
                        <text:list-item>
                          <text:p text:style-name="P69">n = length of the passwords</text:p>
                        </text:list-item>
                      </text:list>
                    </text:list-item>
                  </text:list>
                </text:list-item>
              </text:list>
            </text:list-item>
            <text:list-item>
              <text:p text:style-name="P69">Complex passwords use a mix of character types</text:p>
            </text:list-item>
            <text:list-item>
              <text:p text:style-name="P69">Strong passowrd use a mix of character types and a minimum password length of 14 characters</text:p>
            </text:list-item>
            <text:list-item>
              <text:p text:style-name="P70">Password Best Practices / Methods</text:p>
              <text:list>
                <text:list-item>
                  <text:p text:style-name="P70">Train users about good password setting behaviors</text:p>
                  <text:list>
                    <text:list-item>
                      <text:p text:style-name="P70"><text:soft-page-break/>make users aware of the potential damage caused if they were to give out their password</text:p>
                    </text:list-item>
                    <text:list-item>
                      <text:p text:style-name="P70">creation of strong passwords</text:p>
                    </text:list-item>
                  </text:list>
                </text:list-item>
                <text:list-item>
                  <text:p text:style-name="P70">Password Expiration</text:p>
                  <text:list>
                    <text:list-item>
                      <text:p text:style-name="P70">Users should change their passwords regularly,typically every 45 to 90 days</text:p>
                    </text:list-item>
                  </text:list>
                </text:list-item>
                <text:list-item>
                  <text:p text:style-name="P71">Password Recovery</text:p>
                  <text:list>
                    <text:list-item>
                      <text:p text:style-name="P71">Before resetting passwords, be sure to confirm the user’s identity.</text:p>
                    </text:list-item>
                    <text:list-item>
                      <text:p text:style-name="P71">When passwords are reset for a user, it’s been to use a one-time only password</text:p>
                      <text:list>
                        <text:list-item>
                          <text:p text:style-name="P71">a temporary, or one-use password forces the user to change their password immediately, and removes risks of admins or support techs from using the user’s identity.</text:p>
                        </text:list-item>
                      </text:list>
                    </text:list-item>
                  </text:list>
                </text:list-item>
                <text:list-item>
                  <text:p text:style-name="P72">Password history and re-use</text:p>
                  <text:list>
                    <text:list-item>
                      <text:p text:style-name="P72">many users will stick to the same password for ever, so it’s best practice to prevent users from re-using a password until they have used 24 or more new passwords</text:p>
                    </text:list-item>
                  </text:list>
                </text:list-item>
                <text:list-item>
                  <text:p text:style-name="P73">Password Policy</text:p>
                  <text:list>
                    <text:list-item>
                      <text:p text:style-name="P73">Common setting configured in Group Policy</text:p>
                    </text:list-item>
                    <text:list-item>
                      <text:p text:style-name="P73">Typically starts as a written document that outlines the security goals for the organization as it pertains to passwords</text:p>
                    </text:list-item>
                    <text:list-item>
                      <text:p text:style-name="P74">example settings in Group Policy;</text:p>
                      <text:list>
                        <text:list-item>
                          <text:p text:style-name="P74">Enforce password history (have to use 25 new passwords before re-using an old one)</text:p>
                        </text:list-item>
                        <text:list-item>
                          <text:p text:style-name="P74">Minimum / Maximum password age</text:p>
                        </text:list-item>
                        <text:list-item>
                          <text:p text:style-name="P75">Complexity Requirements</text:p>
                        </text:list-item>
                        <text:list-item>
                          <text:p text:style-name="P75">Store passwords using reversible Encryption</text:p>
                          <text:list>
                            <text:list-item>
                              <text:p text:style-name="P75">stores the password in a way that the original password can be discovered (rarely enabled)</text:p>
                            </text:list-item>
                          </text:list>
                        </text:list-item>
                      </text:list>
                    </text:list-item>
                  </text:list>
                </text:list-item>
                <text:list-item>
                  <text:p text:style-name="P76">Account Lockout Policies</text:p>
                  <text:list>
                    <text:list-item>
                      <text:p text:style-name="P76">Account lockout threshold - max # of times a user can enter the wrong password before the account is locked by the system</text:p>
                    </text:list-item>
                    <text:list-item>
                      <text:p text:style-name="P12"><text:span text:style-name="T1">Account lockout duration - </text:span><text:span text:style-name="T4">indicates how long an account remains locked</text:span></text:p>
                      <text:list>
                        <text:list-item>
                          <text:p text:style-name="P77">set to 30 locks account for 30 minutes, set to 0 keeps account locked until admin unlocks it</text:p>
                        </text:list-item>
                      </text:list>
                    </text:list-item>
                  </text:list>
                </text:list-item>
                <text:list-item>
                  <text:p text:style-name="P78">Change Default Password</text:p>
                  <text:list>
                    <text:list-item>
                      <text:p text:style-name="P78">many admin accounts come with default passwords and even user names. </text:p>
                    </text:list-item>
                    <text:list-item>
                      <text:p text:style-name="P78">Best practice is to reset these password and names as soon as possible.</text:p>
                    </text:list-item>
                  </text:list>
                </text:list-item>
              </text:list>
            </text:list-item>
          </text:list>
        </text:list-item>
      </text:list>
      <text:p text:style-name="P5"/>
      <text:list xml:id="list204049626427930" text:continue-numbering="true" text:style-name="L2">
        <text:list-item>
          <text:p text:style-name="P11">something you have - <text:span text:style-name="T1">could be a smart card or USB token</text:span></text:p>
          <text:list>
            <text:list-item>
              <text:p text:style-name="P79">refers to something you can physically hold, such as a smart card, common access cards, hardware token</text:p>
              <text:list>
                <text:list-item>
                  <text:p text:style-name="P13"><text:span text:style-name="T1">Smart Cards</text:span><text:span text:style-name="T5"> - credit card sized cards that have an embedded microchip and a certificate</text:span></text:p>
                  <text:list>
                    <text:list-item>
                      <text:p text:style-name="P80">users enter the smart card into a reader</text:p>
                    </text:list-item>
                    <text:list-item>
                      <text:p text:style-name="P14"><text:span text:style-name="T1">R</text:span><text:span text:style-name="T6">e</text:span><text:span text:style-name="T1">quirements</text:span></text:p>
                      <text:list>
                        <text:list-item>
                          <text:p text:style-name="P80">Embedded Certificate - holds a user’s private key and is matched to the public key. Private key is used each time the user logs on to a network</text:p>
                        </text:list-item>
                        <text:list-item>
                          <text:p text:style-name="P80">Public Key Infrastructure (PKI) - PKI supports issuing and managing certificates</text:p>
                        </text:list-item>
                      </text:list>
                    </text:list-item>
                  </text:list>
                </text:list-item>
                <text:list-item>
                  <text:p text:style-name="P15"><text:span text:style-name="T1">Common Access Card (CAC) - specialized smart card used by the US Department of Defense. Similar to other smart cards, but also includes a picture of the user and other readable information.</text:span><text:span text:style-name="T8"> </text:span><text:span text:style-name="T7">Includes photo ID and provides confidentiality, integrity, authentication and non-repudiation.</text:span></text:p>
                </text:list-item>
                <text:list-item>
                  <text:p text:style-name="P81"><text:soft-page-break/>Personal Identity Verification (PIV) - Specalized type of smart card used by US Federal Agencies. Includes photo ID and provides confidentiality, integrity, authentication and non-repudiation.</text:p>
                </text:list-item>
                <text:list-item>
                  <text:p text:style-name="P82">Tokens (or key fob) - <text:span text:style-name="T35">tokens have an LCD that displays a number, and that number changes periodically. Token is synced with a server that knows what number is displayed at any given moment. Number is a one-time use, rolling password. </text:span></text:p>
                  <text:list>
                    <text:list-item>
                      <text:p text:style-name="P83">Often used to authenticate via a web site. Number is entered along with username and password to provide dual-factor authentication. </text:p>
                    </text:list-item>
                  </text:list>
                </text:list-item>
                <text:list-item>
                  <text:p text:style-name="P83">Hash-based message authentication code (HMAC) - uses a hash function and cryptographic key for many different cryptographic functions. </text:p>
                  <text:list>
                    <text:list-item>
                      <text:p text:style-name="P83">HMAC-based One Time Password (HTOP) - open standard used for creating one time passwords, similar to those used in tokens or fobs.</text:p>
                      <text:list>
                        <text:list-item>
                          <text:p text:style-name="P83">Algorithm combines a secret key and an incrementing counter, and uses HMAC to create a hash of the result. Result is then converted into an HTOP value of six to eight digits. </text:p>
                        </text:list-item>
                        <text:list-item>
                          <text:p text:style-name="P84">Once the number is generated, it remains valid until it is used. Once it is used, it is no longer valid, even for the same user. </text:p>
                        </text:list-item>
                      </text:list>
                    </text:list-item>
                    <text:list-item>
                      <text:p text:style-name="P85">Time-based One-Time password (TOTP) - similar to HOTP, but uses a timestamp instead of a counter. Typically expires within 30 seconds of creation.</text:p>
                    </text:list-item>
                    <text:list-item>
                      <text:p text:style-name="P86">Both TOTP and HOTP are relatively cheap and open source. </text:p>
                    </text:list-item>
                  </text:list>
                </text:list-item>
              </text:list>
            </text:list-item>
          </text:list>
        </text:list-item>
        <text:list-item>
          <text:p text:style-name="P11">something you are - <text:span text:style-name="T1">biometric indicators</text:span></text:p>
          <text:list>
            <text:list-item>
              <text:p text:style-name="P87">biometric methods are the strongest form of authentication because they are the most difficult for an attacker to falsify.</text:p>
              <text:list>
                <text:list-item>
                  <text:p text:style-name="P88">Methods</text:p>
                  <text:list>
                    <text:list-item>
                      <text:p text:style-name="P88">Fingerprint Scanners</text:p>
                    </text:list-item>
                    <text:list-item>
                      <text:p text:style-name="P88">Retina Scanner - scans the retina of one or both eyes and uses the pattern of blood vessels at the back of the eye. Some have raised issues with Retina scanners as they can detect health issues, and require physical contact with the scanner.</text:p>
                    </text:list-item>
                    <text:list-item>
                      <text:p text:style-name="P89">Iris Scanner - uses camera technology to capture the pattern of the iris around the pupil for recognition. Can take pictures anywhere from 3 to 10 inches away, avoiding physical contact. </text:p>
                    </text:list-item>
                    <text:list-item>
                      <text:p text:style-name="P90">Voice recognition - identify who is speaking using speech recognition methods to identify different acoustic features. </text:p>
                    </text:list-item>
                    <text:list-item>
                      <text:p text:style-name="P16"><text:span text:style-name="T1">Facial recognition - </text:span><text:span text:style-name="T9">identity is confirmed based on facial features. Infared technology is more effective as it avoids negative affects of lighting differences on facial scanners</text:span></text:p>
                    </text:list-item>
                  </text:list>
                </text:list-item>
                <text:list-item>
                  <text:p text:style-name="P17"><text:span text:style-name="T9">b</text:span><text:span text:style-name="T1">iometric errors</text:span></text:p>
                  <text:list>
                    <text:list-item>
                      <text:p text:style-name="P17"><text:span text:style-name="T1">False acceptance - </text:span><text:span text:style-name="T10">when a biometric system incorrectly identifies an unauthorized user as an authorized user. </text:span></text:p>
                      <text:list>
                        <text:list-item>
                          <text:p text:style-name="P91">false acceptance rate (far) - identifies the percetange of times false acceptance occurs</text:p>
                        </text:list-item>
                      </text:list>
                    </text:list-item>
                    <text:list-item>
                      <text:p text:style-name="P91">False rejection - when a biometric system incorrectly rejects an authorized user</text:p>
                      <text:list>
                        <text:list-item>
                          <text:p text:style-name="P91">False rejection rate (FRR) - identifies the percentage of times false rejection occurs</text:p>
                        </text:list-item>
                      </text:list>
                    </text:list-item>
                    <text:list-item>
                      <text:p text:style-name="P92">True acceptance - when a biometric system accurately accepts or rejects a user</text:p>
                    </text:list-item>
                    <text:list-item>
                      <text:p text:style-name="P18"><text:span text:style-name="T1">Increasing the sensitivty of a biometric system increases the number of false rejections, and </text:span><text:span text:style-name="T11">decreases the number of false acceptances</text:span></text:p>
                    </text:list-item>
                    <text:list-item>
                      <text:p text:style-name="P19"><text:span text:style-name="T11">C</text:span><text:span text:style-name="T1">rossover Error Rate (CER) - the point on a graph where the far intersects with the frr. A biometric system with a lower CER is considered more accurate. </text:span></text:p>
                    </text:list-item>
                  </text:list>
                </text:list-item>
              </text:list>
            </text:list-item>
          </text:list>
        </text:list-item>
        <text:list-item>
          <text:p text:style-name="P11"><text:soft-page-break/>somewhere you are - <text:span text:style-name="T1">based on your location, using geolocation technologies</text:span></text:p>
          <text:list>
            <text:list-item>
              <text:p text:style-name="P93">typically relies on GPS or using IP Addresses for authorization. </text:p>
              <text:list>
                <text:list-item>
                  <text:p text:style-name="P93">If a user is using an IP address that is within an acceptable region, they will be allowed access or authorized. Due to IP spoofing, this method is not entirely safe. </text:p>
                </text:list-item>
                <text:list-item>
                  <text:p text:style-name="P20"><text:span text:style-name="T1">It’s possible to use Media Access Control (MAC) address verifications instead for the </text:span>somewhere you are<text:span text:style-name="T1"> factor. If a user is not at a computer with an approved MAC address, they will not be able to log in at all.</text:span></text:p>
                </text:list-item>
              </text:list>
            </text:list-item>
          </text:list>
        </text:list-item>
        <text:list-item>
          <text:p text:style-name="P11">something you do - <text:span text:style-name="T1">such as gestures on a touch screen</text:span></text:p>
          <text:list>
            <text:list-item>
              <text:p text:style-name="P94">Example...Windows 10 allows for a picture password. </text:p>
              <text:list>
                <text:list-item>
                  <text:p text:style-name="P94">Users select a picture, then recreate three gestures as their picture password to authenticate their identity</text:p>
                </text:list-item>
              </text:list>
            </text:list-item>
            <text:list-item>
              <text:p text:style-name="P94">Example...How you write or type</text:p>
              <text:list>
                <text:list-item>
                  <text:p text:style-name="P94">Keystroke dynamics can be tracked, using the pattern and rhythm as a user types on a keyboard. Measures details such as speed, dwell time on a key and flight time. </text:p>
                  <text:list>
                    <text:list-item>
                      <text:p text:style-name="P94">dwell time - length of time a key remains pressed</text:p>
                    </text:list-item>
                    <text:list-item>
                      <text:p text:style-name="P94">flight time - time between releasing one key and pressing the next key</text:p>
                    </text:list-item>
                  </text:list>
                </text:list-item>
                <text:list-item>
                  <text:p text:style-name="P95">commonly thought of as behavioral biometrics because it identifies behavior traits of an individual </text:p>
                </text:list-item>
              </text:list>
            </text:list-item>
          </text:list>
        </text:list-item>
      </text:list>
      <text:p text:style-name="P96"/>
      <text:p text:style-name="P97">Authentication Services</text:p>
      <text:list xml:id="list257529715" text:style-name="L3">
        <text:list-item>
          <text:p text:style-name="P21"><text:span text:style-name="T1"><text:s/></text:span>kerberos<text:span text:style-name="T1"> - network authentication mechanism used within Windows Active Directory domains and some unix environments known as realms</text:span></text:p>
          <text:list>
            <text:list-item>
              <text:p text:style-name="P98">provides mutual authentication to prevent man-in-the-middle attacks</text:p>
            </text:list-item>
            <text:list-item>
              <text:p text:style-name="P98">uses tickets to help prevent replay attacks</text:p>
              <text:list>
                <text:list-item>
                  <text:p text:style-name="P99">replay attack is when an attacker attempts to impersonate a client after intercepting data captured in a session</text:p>
                </text:list-item>
              </text:list>
            </text:list-item>
            <text:list-item>
              <text:p text:style-name="P98">Requirements</text:p>
              <text:list>
                <text:list-item>
                  <text:p text:style-name="P98">Ticket issuing method</text:p>
                  <text:list>
                    <text:list-item>
                      <text:p text:style-name="P22"><text:span text:style-name="T1">Key Distribution Center (KDC) uses a complex process of issuing ticket-granting tickets (TGTs) and other tickets. The KDC packages user credentials within a ticket, the tickets provide authentication for users when they access resources such as files on a file server.</text:span><text:span text:style-name="T13"> ***These tickets are sometimes referred to as tokens, but are logical and not physical tokens or fobs</text:span></text:p>
                    </text:list-item>
                  </text:list>
                </text:list-item>
                <text:list-item>
                  <text:p text:style-name="P99">Time synchronization</text:p>
                  <text:list>
                    <text:list-item>
                      <text:p text:style-name="P100">Kerberos v. 5 requires all systems to be synchronized and within 5 minutes of each other. The clock that provides time sync is also used to timestamp tickets to ensure they expire correctly.</text:p>
                    </text:list-item>
                  </text:list>
                </text:list-item>
                <text:list-item>
                  <text:p text:style-name="P101">Database of Subjects or users</text:p>
                  <text:list>
                    <text:list-item>
                      <text:p text:style-name="P101">in Microsoft environment, this is the active directory, but could be just a database of users. </text:p>
                    </text:list-item>
                  </text:list>
                </text:list-item>
              </text:list>
            </text:list-item>
          </text:list>
        </text:list-item>
        <text:list-item>
          <text:p text:style-name="P23">New Technology Lan Manager (NTLM) - <text:span text:style-name="T1">suite of protocols that provide authentication, integrity and confidentiality within Windows systems</text:span></text:p>
          <text:list>
            <text:list-item>
              <text:p text:style-name="P102">Rely on a Message Digest hashing algorithm to challenge users and check their credentials</text:p>
            </text:list-item>
            <text:list-item>
              <text:p text:style-name="P103">NTLM - simple MD4 hash of user’s password</text:p>
              <text:list>
                <text:list-item>
                  <text:p text:style-name="P103">**has been cracked and neither NTLM, nor MD4 are recommended for use today</text:p>
                </text:list-item>
              </text:list>
            </text:list-item>
            <text:list-item>
              <text:p text:style-name="P103">NTLMv2 - challenge-response authentication protocol</text:p>
              <text:list>
                <text:list-item>
                  <text:p text:style-name="P103">creates an HMAC-MD5 hash composed of a combination of the user’s username, the logon domain name (or computer name), the user’s password, the current time and more.</text:p>
                </text:list-item>
              </text:list>
            </text:list-item>
            <text:list-item>
              <text:p text:style-name="P103"><text:soft-page-break/>NTLM2 Session - improves NTLMv2 by adding in mutual authentication. </text:p>
              <text:list>
                <text:list-item>
                  <text:p text:style-name="P103">Client authenticates the server and the server authenticates the client</text:p>
                </text:list-item>
              </text:list>
            </text:list-item>
            <text:list-item>
              <text:p text:style-name="P104">***Microsoft recommends that users use the Negotiate security package within their Kerberos application firs. This provides the most secure security protocols available between the two systems. If Kerberos is not available, then use either NTLMv2 or NTLM 2 Session depending on the systems involved in the session.</text:p>
            </text:list-item>
          </text:list>
        </text:list-item>
        <text:list-item>
          <text:p text:style-name="P24">Lightweight Directory Access Protocol (LDAP) - <text:span text:style-name="T1">specifies formats and ethods to query directories</text:span></text:p>
          <text:list>
            <text:list-item>
              <text:p text:style-name="P105">in this context, a directory is a database of objects that provides a central access point to manage users, computers and other directory objects</text:p>
            </text:list-item>
            <text:list-item>
              <text:p text:style-name="P106">Windows Domain uses Active Directory, which is based on LDAP. Active Directory is a directory of objects and provides a single location for Object management. Queries to Active Directory use the LDAP format. <text:s/>**Unix realms also use LDAP to identify objects</text:p>
            </text:list-item>
            <text:list-item>
              <text:p text:style-name="P107">Admins typically use LDAP in scripts, but need to have a basic understandng of how to identify objects. </text:p>
            </text:list-item>
          </text:list>
        </text:list-item>
        <text:list-item>
          <text:p text:style-name="P25">Lightweight Directory Access Protocol Secure (LDAPS) - <text:span text:style-name="T1">uses encryption to protect LDAP transmissions</text:span></text:p>
          <text:list>
            <text:list-item>
              <text:p text:style-name="P107">when a client connects with a server using LDAPS, the two systems establish a Transport Layer Security (TLS) session before transmitting any data. TLS encrypts the data before transmission.</text:p>
            </text:list-item>
          </text:list>
        </text:list-item>
        <text:list-item>
          <text:p text:style-name="P28">Single Sign-On<text:span text:style-name="T36"> (SSO) - </text:span><text:span text:style-name="T14">refers to the ability of a user to log on or access multiple systems by providing credentials only once.</text:span></text:p>
          <text:list>
            <text:list-item>
              <text:p text:style-name="P29"><text:span text:style-name="T14">N</text:span><text:span text:style-name="T1">etworks can be built with SSO capabilities. The User would only need to log on to the network once, and an SSO secure token would be passed along during the entire logon session</text:span></text:p>
            </text:list-item>
            <text:list-item>
              <text:p text:style-name="P30"><text:span text:style-name="T1">Requires strong authentication to be effective</text:span></text:p>
            </text:list-item>
            <text:list-item>
              <text:p text:style-name="P30"><text:span text:style-name="T1">if an attacker obtains a users credentials, they could have authorization for all of the networks’ resources</text:span><text:span text:style-name="T15"> that would be available to the user</text:span></text:p>
            </text:list-item>
            <text:list-item>
              <text:p text:style-name="P31">transitive trust - <text:span text:style-name="T1">creates an indirect trust relationship</text:span></text:p>
              <text:list>
                <text:list-item>
                  <text:p text:style-name="P32"><text:span text:style-name="T1">within an LDAP-based network, domains use transitive trusts for SSO.</text:span><text:span text:style-name="T16"> If two children both have two way trust with the same parent, than the two children would have transitive trust with each other</text:span></text:p>
                </text:list-item>
              </text:list>
            </text:list-item>
            <text:list-item>
              <text:p text:style-name="P36"><text:span text:style-name="T16">P</text:span><text:span text:style-name="T1">rimary purpose is idendification and authentication</text:span></text:p>
            </text:list-item>
          </text:list>
        </text:list-item>
        <text:list-item>
          <text:p text:style-name="P33">Security Assertion Markup Language (SAML) - <text:span text:style-name="T1">an XML-based data format used for SSO on Web Browsers</text:span><text:span text:style-name="T18"> that allows for the passing of authentication and authorization information between two parties</text:span></text:p>
          <text:list>
            <text:list-item>
              <text:p text:style-name="P37"><text:span text:style-name="T18">S</text:span><text:span text:style-name="T1">AML uses SSO for web-based application</text:span></text:p>
            </text:list-item>
            <text:list-item>
              <text:p text:style-name="P34"><text:span text:style-name="T1">Normally, a user would have to provide different credentials for websites hosted by different organizations. However, if the organizations trust each other, they can use a SAML as a federated identity management system. This allows the user to use one set of credentials.</text:span></text:p>
            </text:list-item>
            <text:list-item>
              <text:p text:style-name="P34"><text:span text:style-name="T1">Many web ports use SAML for SSO. </text:span></text:p>
            </text:list-item>
            <text:list-item>
              <text:p text:style-name="P34"><text:span text:style-name="T1">SAML defines three roles;</text:span></text:p>
              <text:list>
                <text:list-item>
                  <text:p text:style-name="P34"><text:span text:style-name="T1">Principal - typically a user and only logs on once. If necessary, the principal can request an identity from the identity provider</text:span></text:p>
                </text:list-item>
                <text:list-item>
                  <text:p text:style-name="P34"><text:span text:style-name="T1">Identity Provider - </text:span><text:span text:style-name="T17">creates, maintains and manages identity information for principals. </text:span></text:p>
                </text:list-item>
                <text:list-item>
                  <text:p text:style-name="P35"><text:span text:style-name="T17">S</text:span><text:span text:style-name="T1">ervice Provider - provides services to principals</text:span></text:p>
                  <text:list>
                    <text:list-item>
                      <text:p text:style-name="P35"><text:span text:style-name="T1">ex...could host one or more web sites through a web based portal</text:span><text:span text:style-name="T23">d</text:span></text:p>
                    </text:list-item>
                  </text:list>
                </text:list-item>
              </text:list>
            </text:list-item>
          </text:list>
        </text:list-item>
      </text:list>
      <text:p text:style-name="P110"/>
      <text:p text:style-name="P110"/>
      <text:p text:style-name="P111"><text:soft-page-break/>Managing Accounts</text:p>
      <text:list xml:id="list3282596652" text:style-name="L5">
        <text:list-item>
          <text:p text:style-name="P112">account management is concerned with the creation, management, disablement and termination of user accounts. </text:p>
        </text:list-item>
        <text:list-item>
          <text:p text:style-name="P38">least privilege - <text:span text:style-name="T1">principle of least privilege is an example of technical control implemented with access controls</text:span><text:span text:style-name="T24">, in which individuals and processes are granted only the rights and permissions needed to perform their assigned tasks or functions</text:span><text:span text:style-name="T25">, but no more.</text:span></text:p>
          <text:list>
            <text:list-item>
              <text:p text:style-name="P40"><text:span text:style-name="T25">I</text:span><text:span text:style-name="T1">ncludes both rights and permissions. Rights refer to actions, such as the right to install and application. Permissions refer to permissions on files, such as read, write, modify. </text:span></text:p>
            </text:list-item>
          </text:list>
        </text:list-item>
        <text:list-item>
          <text:p text:style-name="P39">need to know - <text:span text:style-name="T1">users and processes are granted access only to the data and information that they need to know for their job. </text:span></text:p>
          <text:list>
            <text:list-item>
              <text:p text:style-name="P39"><text:span text:style-name="T1">***differs from least privlege in that it is focused on data and information</text:span><text:span text:style-name="T26">, which are typically protected with permissions. </text:span></text:p>
            </text:list-item>
          </text:list>
        </text:list-item>
        <text:list-item>
          <text:p text:style-name="P41"><text:span text:style-name="T26">A</text:span><text:span text:style-name="T1">ccount Types</text:span></text:p>
          <text:list>
            <text:list-item>
              <text:p text:style-name="P41">End User Accounts - <text:span text:style-name="T1">most accounts are for regular users. These accounts are created, and assigned least privilege based on the user’s job responsibilities. Microsoft refers to this as a standard user account</text:span></text:p>
            </text:list-item>
            <text:list-item>
              <text:p text:style-name="P42">Privileged Acccounts - <text:span text:style-name="T1">a privileged account has additional rights and permissions beyond a normal end user. This is common for admins.</text:span></text:p>
            </text:list-item>
            <text:list-item>
              <text:p text:style-name="P42">Guest Accounts - <text:span text:style-name="T1">used to allow a user limited access to a computer or network without creating an entirely new account.</text:span></text:p>
            </text:list-item>
            <text:list-item>
              <text:p text:style-name="P43">Service Accounts - <text:span text:style-name="T1">as some applications need to run under the context of an account, a service account is assigned. Example, a SQL server needs access to resources on a network, that require an account. </text:span></text:p>
              <text:list>
                <text:list-item>
                  <text:p text:style-name="P44"><text:span text:style-name="T1">Service accounts aren’t typically managed like a user account, so they can forgo some of the password measures like maximum password life</text:span><text:span text:style-name="T27">.</text:span></text:p>
                </text:list-item>
              </text:list>
            </text:list-item>
          </text:list>
        </text:list-item>
        <text:list-item>
          <text:p text:style-name="P45">Admin Accounts - <text:span text:style-name="T1">admins commonly have 2 accounts. </text:span></text:p>
          <text:list>
            <text:list-item>
              <text:list>
                <text:list-item>
                  <text:p text:style-name="P45"><text:span text:style-name="T1">One account is used for everyday tasks</text:span></text:p>
                </text:list-item>
                <text:list-item>
                  <text:p text:style-name="P45"><text:span text:style-name="T1">the other account has elevated privileges required for administrative work</text:span><text:span text:style-name="T28">, and is used ONLY when performing administrative work</text:span></text:p>
                </text:list-item>
                <text:list-item>
                  <text:p text:style-name="P46"><text:span text:style-name="T1">this practice reduces the exposure of the administrative account to attack. </text:span></text:p>
                </text:list-item>
              </text:list>
            </text:list-item>
          </text:list>
        </text:list-item>
        <text:list-item>
          <text:p text:style-name="P47"><text:span text:style-name="T1">Standard Naming Convention - it’s common for an organization to adopt a standard naming convention for user account names and email addresses to ensure they are created similarly. </text:span></text:p>
        </text:list-item>
        <text:list-item>
          <text:p text:style-name="P48"><text:span text:style-name="T1">Prohib</text:span><text:span text:style-name="T29">it</text:span><text:span text:style-name="T1"> Shared and Generic Accounts</text:span></text:p>
          <text:list>
            <text:list-item>
              <text:p text:style-name="P48"><text:span text:style-name="T1">if multiple users are using one account, you cannot implement basic authorization controls</text:span></text:p>
            </text:list-item>
            <text:list-item>
              <text:p text:style-name="P48"><text:span text:style-name="T1">Key Concepts</text:span></text:p>
              <text:list>
                <text:list-item>
                  <text:p text:style-name="P48">Identification - <text:span text:style-name="T1">users claim an identity with an identifier such as a username</text:span></text:p>
                </text:list-item>
                <text:list-item>
                  <text:p text:style-name="P48">authentication - <text:span text:style-name="T1">users prove their identity using an authentication method such as a password</text:span></text:p>
                </text:list-item>
                <text:list-item>
                  <text:p text:style-name="P49">authorization - <text:span text:style-name="T1">users are authorized access to resources, based on their proven identity</text:span></text:p>
                </text:list-item>
                <text:list-item>
                  <text:p text:style-name="P50">accounting - <text:span text:style-name="T1">logs record activity using the user’s claimed identity</text:span></text:p>
                </text:list-item>
              </text:list>
            </text:list-item>
          </text:list>
        </text:list-item>
        <text:list-item>
          <text:p text:style-name="P51"><text:span text:style-name="T1">Disablement Policies</text:span></text:p>
          <text:list>
            <text:list-item>
              <text:p text:style-name="P51">disablement policy - <text:span text:style-name="T1">specifies how to manage accounts in different situations</text:span></text:p>
              <text:list>
                <text:list-item>
                  <text:p text:style-name="P51"><text:span text:style-name="T1">terminated employee - typically accounts are disabled ASAP. <text:s/>Terminated refers to both fired and resigning employees</text:span></text:p>
                </text:list-item>
                <text:list-item>
                  <text:p text:style-name="P51"><text:span text:style-name="T1">Leave of Absence - if an employee is absent for an extended period of time, the account should be disabled. </text:span></text:p>
                </text:list-item>
                <text:list-item>
                  <text:p text:style-name="P51"><text:span text:style-name="T1">Delete Account - when the organization determines an account is no longer needed, it should be deleted</text:span></text:p>
                </text:list-item>
              </text:list>
            </text:list-item>
          </text:list>
        </text:list-item>
        <text:list-item>
          <text:p text:style-name="P52"><text:span text:style-name="T1">Recovering Accounts</text:span></text:p>
          <text:list>
            <text:list-item>
              <text:p text:style-name="P52"><text:soft-page-break/><text:span text:style-name="T1">two primary account recovery scenarios</text:span></text:p>
              <text:list>
                <text:list-item>
                  <text:p text:style-name="P52"><text:span text:style-name="T1">Enable a disabled account - </text:span><text:span text:style-name="T30">admins can reset the user’s password and take control of the account, or pass control of the account to another party such as a manager. </text:span><text:span text:style-name="T31">Admins would likely assign a one-time password and assign the account to the other party</text:span></text:p>
                </text:list-item>
                <text:list-item>
                  <text:p text:style-name="P53"><text:span text:style-name="T1">Recover a deleted account - </text:span><text:span text:style-name="T32">it is possible to recover a deleted account. Recovering is more complex than simply creating a new account with the same user name. </text:span></text:p>
                </text:list-item>
              </text:list>
            </text:list-item>
          </text:list>
        </text:list-item>
        <text:list-item>
          <text:p text:style-name="P54"><text:span text:style-name="T32">T</text:span><text:span text:style-name="T1">ime of Day Restrictions - </text:span>Time-Of-Day restrictions <text:span text:style-name="T1">specify when users can log onto a computer. If a user tries to log on to the network outside the restricted time, the system denies access. </text:span></text:p>
        </text:list-item>
        <text:list-item>
          <text:p text:style-name="P55"><text:span text:style-name="T1">Location based Policies - </text:span>location-based policies <text:span text:style-name="T1">restrict access based on the location of the user. </text:span></text:p>
        </text:list-item>
        <text:list-item>
          <text:p text:style-name="P56"><text:span text:style-name="T1">Expiring Accouts and Recertification</text:span></text:p>
          <text:list>
            <text:list-item>
              <text:p text:style-name="P57"><text:span text:style-name="T1">an admin can set user accounts to expire automatically after a set number of days or on an exact date.</text:span></text:p>
            </text:list-item>
            <text:list-item>
              <text:p text:style-name="P57"><text:span text:style-name="T1">automatic expiration is useful when using temporary or contract employees.</text:span></text:p>
            </text:list-item>
            <text:list-item>
              <text:p text:style-name="P57"><text:span text:style-name="T1">The admin can choose to re-certify the account or change the expiration date and enable the account</text:span></text:p>
            </text:list-item>
          </text:list>
        </text:list-item>
        <text:list-item>
          <text:p text:style-name="P58"><text:span text:style-name="T1">Account Maintenance</text:span></text:p>
          <text:list>
            <text:list-item>
              <text:p text:style-name="P58"><text:span text:style-name="T1">Typically completed by using scripts, such as listing all accounts that haven’t been used in Microsoft AD DS domain in the last 30 days. Also includes deleting un-used or unneeded accounts, or disablig accounts. </text:span></text:p>
            </text:list-item>
          </text:list>
        </text:list-item>
        <text:list-item>
          <text:p text:style-name="P59"><text:span text:style-name="T1">Credential Management</text:span></text:p>
          <text:list>
            <text:list-item>
              <text:p text:style-name="P59"><text:span text:style-name="T1"/></text:p>
            </text:list-item>
          </text:list>
        </text:list-item>
      </text:list>
      <text:p text:style-name="P6">Other Notes</text:p>
      <text:list xml:id="list1161348633" text:style-name="L4">
        <text:list-item>
          <text:p text:style-name="P26">Group Policy Object (GPO) </text:p>
          <text:list>
            <text:list-item>
              <text:p text:style-name="P108">used in Windows Domain to manage settings to be applied to multiple users and computers in a doma</text:p>
            </text:list-item>
            <text:list-item>
              <text:p text:style-name="P108">Can be used to target specific groups of users or computers</text:p>
              <text:list>
                <text:list-item>
                  <text:p text:style-name="P108">In a Microsoft domain, admins organize users and computers into Organizational Unit (OUs). <text:s/>Once a GPO is created, it can be linked to a specific OU and then the GPO settings apply only to the users and computers in the target OU</text:p>
                </text:list-item>
              </text:list>
            </text:list-item>
          </text:list>
        </text:list-item>
        <text:list-item>
          <text:p text:style-name="P26">Active Directory Domain Services (AD DS) - <text:span text:style-name="T1">directory service developed by Microsoft for Windows domain neworks. </text:span></text:p>
          <text:list>
            <text:list-item>
              <text:p text:style-name="P108">Acts as a set of processes and services</text:p>
            </text:list-item>
          </text:list>
        </text:list-item>
        <text:list-item>
          <text:p text:style-name="P27">Dual and MultiFactor Authentication - <text:span text:style-name="T1">Using two authentication methods in the same factor are not considered multifactor authentication. The methods must be from two or more different factors to be considered multi or dual factor.</text:span></text:p>
        </text:list-item>
      </text:list>
      <text:p text:style-name="P109"/>
      <text:p text:style-name="P10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0T16:19:12.001000000</meta:creation-date>
    <meta:generator>LibreOffice/6.1.1.2$Windows_X86_64 LibreOffice_project/5d19a1bfa650b796764388cd8b33a5af1f5baa1b</meta:generator>
    <dc:date>2020-02-10T20:40:47.950000000</dc:date>
    <meta:editing-duration>P5DT9H47M27S</meta:editing-duration>
    <meta:editing-cycles>197</meta:editing-cycles>
    <meta:document-statistic meta:table-count="0" meta:image-count="0" meta:object-count="0" meta:page-count="7" meta:paragraph-count="194" meta:word-count="3268" meta:character-count="19438" meta:non-whitespace-character-count="16505"/>
  </office:meta>
</office:document-meta>
</file>